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left="0cm" fo:margin-right="0cm" fo:margin-top="0cm" fo:margin-bottom="0cm" fo:text-indent="0cm" style:auto-text-indent="false" fo:padding="0cm" fo:border="none"/>
    </style:style>
    <style:style style:name="P3" style:family="paragraph" style:parent-style-name="Text_20_body">
      <style:paragraph-properties fo:margin-left="0cm" fo:margin-right="0cm" fo:margin-top="0cm" fo:margin-bottom="0cm" style:line-height-at-least="0.37cm" fo:text-align="start" style:justify-single-word="false" fo:widows="1" fo:text-indent="0cm" style:auto-text-indent="false" fo:padding="0cm" fo:border="none"/>
      <style:text-properties fo:font-variant="normal" fo:text-transform="none" fo:color="#000000" style:font-name="Helvetica Neue" fo:font-size="8.25pt" fo:letter-spacing="normal" fo:font-style="normal" fo:font-weight="normal"/>
    </style:style>
    <style:style style:name="P4" style:family="paragraph" style:parent-style-name="Text_20_body">
      <style:paragraph-properties fo:margin-left="0cm" fo:margin-right="0cm" fo:margin-top="0cm" fo:margin-bottom="0cm" style:line-height-at-least="0.37cm" fo:text-align="start" style:justify-single-word="false" fo:widows="1" fo:text-indent="0cm" style:auto-text-indent="false" fo:padding="0cm" fo: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style:line-height-at-least="0.582cm" fo:text-align="start" style:justify-single-word="false" fo:widows="1" fo:text-indent="0cm" style:auto-text-indent="false" fo:padding="0cm" fo:border="none"/>
      <style:text-properties fo:font-variant="normal" fo:text-transform="none" fo:color="#ffffff" style:font-name="Helvetica Neue" fo:font-size="8.25pt" fo:letter-spacing="normal" fo:font-style="normal" fo:font-weight="normal" fo:background-color="#b0acad"/>
    </style:style>
    <style:style style:name="P7" style:family="paragraph" style:parent-style-name="Standard">
      <style:paragraph-properties fo:margin-left="0cm" fo:margin-right="0cm" fo:margin-top="0cm" fo:margin-bottom="0.499cm" style:line-height-at-least="0.37cm" fo:text-align="start" style:justify-single-word="false" fo:widows="1" fo:text-indent="0cm" style:auto-text-indent="false" fo:padding="0cm" fo:border="none"/>
      <style:text-properties fo:font-variant="normal" fo:text-transform="none" fo:color="#000000" fo:letter-spacing="normal"/>
    </style:style>
    <style:style style:name="P8" style:family="paragraph" style:parent-style-name="Heading_20_1">
      <style:paragraph-properties fo:margin-left="0cm" fo:margin-right="0cm" fo:margin-top="0cm" fo:margin-bottom="0cm" fo:text-align="start" style:justify-single-word="false" fo:widows="1" fo:text-indent="0cm" style:auto-text-indent="false" fo:padding="0cm" fo:border="none"/>
      <style:text-properties fo:font-variant="normal" fo:text-transform="none" fo:color="#000000" style:font-name="Helvetica Neue" fo:letter-spacing="normal" fo:font-style="normal"/>
    </style:style>
    <style:style style:name="T1" style:family="text">
      <style:text-properties fo:font-variant="normal" fo:text-transform="none" fo:color="#000000" style:font-name="Helvetica Neue" fo:font-size="8.25pt" fo:letter-spacing="normal" fo:font-style="normal" fo:font-weight="normal"/>
    </style:style>
    <style:style style:name="T2" style:family="text">
      <style:text-properties fo:font-variant="normal" fo:text-transform="none" fo:color="#003399" style:text-line-through-style="none" style:font-name="Helvetica Neue" fo:font-size="8.25pt" fo:letter-spacing="normal" fo:font-style="normal" style:text-underline-style="none" fo:font-weight="normal" style:text-blinking="fals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4"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draw:frame-display-border="false"/>
    </style:style>
    <style:style style:name="fr5"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images1" text:anchor-type="as-char" svg:width="1.997cm" svg:height="0.998cm" draw:z-index="6"><draw:image xlink:href="http://1.im6.fr/photo/017E00D708311002-photo-pomme.jpg" xlink:type="simple" xlink:show="embed" xlink:actuate="onLoad"/></draw:frame></text:p>
      <text:h text:style-name="P8" text:outline-level="1">La tarte aux pommes caramélisée, streusel et amandes de Yannick Lefort</text:h>
      <text:p text:style-name="P6">Partager cette page</text:p>
      <text:p text:style-name="P3"><draw:frame draw:style-name="fr1" draw:name="Cadre1" text:anchor-type="paragraph" svg:width="2.91cm" draw:z-index="0"><draw:text-box fo:min-height="0.041cm"><text:p text:style-name="P1"><draw:frame draw:style-name="fr3" draw:name="Objet1" text:anchor-type="as-char" svg:width="1.879cm" svg:height="0.529cm" draw:z-index="1"><draw:floating-frame xlink:href="http://platform.twitter.com/widgets/tweet_button.baa54ded21a982344c4ced326592f3de.fr.html#dnt=false&amp;id=twitter-widget-0&amp;lang=fr&amp;original_referer=http%3A%2F%2Fwww.teva.fr%2Femission-sucrement_bon%2Fnews-sucrement_bon%2F792406-la_tarte_aux_pommes_caramelisee_streusel_et_amandes_de_yannick_lefort.html&amp;size=m&amp;text=La%20tarte%20aux%20pommes%20caram%C3%A9lis%C3%A9e%2C%20streusel%20et%20amandes%20de%20Yannick%20Lefort%20SUCR%C3%89MENT%20BON%20T%C3%A9va%20-%20Teva.fr&amp;time=1454079133010&amp;type=share&amp;url=http%3A%2F%2Fwww.teva.fr%2Femission-sucrement_bon%2Fnews-sucrement_bon%2F792406-la_tarte_aux_pommes_caramelisee_streusel_et_amandes_de_yannick_lefort.html" xlink:type="simple" xlink:show="embed" xlink:actuate="onLoad"/></draw:frame></text:p></draw:text-box></draw:frame><draw:frame draw:style-name="fr1" draw:name="Cadre2" text:anchor-type="paragraph" svg:width="2.646cm" draw:z-index="2"><draw:text-box fo:min-height="0.041cm"><text:p text:style-name="P5"><draw:frame draw:style-name="fr4" draw:name="Objet2" text:anchor-type="char" svg:width="2.381cm" svg:height="0.529cm" draw:z-index="3"><draw:floating-frame xlink:href="http://www.facebook.com/plugins/like.php?action=like&amp;app_id=202898406409099&amp;channel=http%3A%2F%2Fstaticxx.facebook.com%2Fconnect%2Fxd_arbiter.php%3Fversion%3D42%23cb%3Df751a13dc%26domain%3Dwww.teva.fr%26origin%3Dhttp%253A%252F%252Fwww.teva.fr%252Ff3b0bf0a5%26relation%3Dparent.parent&amp;color_scheme=light&amp;container_width=0&amp;font=arial&amp;href=http%3A%2F%2Fwww.teva.fr%2Femission-sucrement_bon%2Fnews-sucrement_bon%2F792406-la_tarte_aux_pommes_caramelisee_streusel_et_amandes_de_yannick_lefort.html&amp;layout=button_count&amp;locale=fr_FR&amp;sdk=joey&amp;send=false&amp;show_faces=false&amp;width=150" xlink:type="simple" xlink:show="embed" xlink:actuate="onLoad" draw:frame-name="f3f4c46084"/></draw:frame></text:p></draw:text-box></draw:frame><draw:frame draw:style-name="fr1" draw:name="Cadre3" text:anchor-type="paragraph" svg:width="2.91cm" draw:z-index="4"><draw:text-box fo:min-height="0.041cm"><text:section text:style-name="Sect1" text:name="___plusone_0"><text:p text:style-name="P2"><draw:frame draw:style-name="fr5" draw:name="Objet3" text:anchor-type="as-char" svg:width="2.381cm" svg:height="0.529cm" draw:z-index="5"><draw:floating-frame xlink:href="https://apis.google.com/u/0/se/0/_/+1/fastbutton?usegapi=1&amp;id=GooglePlusOne_a455f2899d5b413da847723feae0132ffa8cd77c_1454073690_8952&amp;annotation=bubble&amp;size=medium&amp;hl=fr-FR&amp;origin=http%3A%2F%2Fwww.teva.fr&amp;url=http%3A%2F%2Fwww.teva.fr%2Femission-sucrement_bon%2Fnews-sucrement_bon%2F792406-la_tarte_aux_pommes_caramelisee_streusel_et_amandes_de_yannick_lefort.html&amp;gsrc=3p&amp;ic=1&amp;jsh=m%3B%2F_%2Fscs%2Fapps-static%2F_%2Fjs%2Fk%3Doz.gapi.fr.rpavhlBVGTA.O%2Fm%3D__features__%2Fam%3DAQ%2Frt%3Dj%2Fd%3D1%2Ft%3Dzcms%2Frs%3DAGLTcCMAf-fpdyph6cNM7nfsP5xKCcYYpw#_methods=onPlusOne%2C_ready%2C_close%2C_open%2C_resizeMe%2C_renderstart%2Concircled%2Cdrefresh%2Cerefresh&amp;id=I0_1454078964724&amp;parent=http%3A%2F%2Fwww.teva.fr&amp;pfname=&amp;rpctoken=27010628" xlink:type="simple" xlink:show="embed" xlink:actuate="onLoad" draw:frame-name="I0_1454078964724"/></draw:frame></text:p></text:section></draw:text-box></draw:frame>17/01/2016</text:p>
      <text:p text:style-name="P3">ÉTAPE 1 : La pâte brisée<text:line-break/><text:line-break/>• 170 g de farine<text:line-break/>• 80 g de fécule de maïs<text:line-break/>• 10 g de sucre semoule<text:line-break/>• pincée de sel<text:line-break/>• 150 g de beurre<text:line-break/>• 20 g de jaune d'oeuf<text:line-break/>• cuillère à soupe de vinaigre balsamique<text:line-break/>• 15 g d'eau<text:line-break/><text:line-break/>Déroulé :<text:line-break/>Mixer ensemble la farine, la fécule ; le sel, le sucre et le beurre pommade afin d'obtenir un mélange « sableux » et friable.<text:line-break/>Ajouter les jaunes d'œuf, le vinaigre puis un peu d'eau pour amalgamer l'ensemble<text:line-break/>Faire une boule puis réserver au frais pendant 15 à 20 minutes<text:line-break/>Une fois refroidie, étaler la pâte au rouleau en fleurant votre plan de travail<text:line-break/>Puis, foncer la pâte dans un moule et l'ourler puis passer le rouler sur le moule pour couper les excédents. Piquer votre fond de pâte avec une fourchette.<text:line-break/>Laisser reposer au frais jusqu'au dressage<text:line-break/><text:line-break/>ÉTAPE 2 : Le streusel<text:line-break/><text:line-break/>• 50 g poudre d'amande<text:line-break/>• 50 g de farine<text:line-break/>• 40 g de beurre<text:line-break/>• 50 g de sucre vergeoise<text:line-break/><text:line-break/>Déroulé :<text:line-break/>Mélanger à la feuille au batteur tous les ingrédients sommairement afin d'obtenir une pâte. Passer la pâte dans un hachoir afin d'obtenir de petits vermicelles de streusel. Mettre au frais les vermicelles de streusel pendant 20 minutes.<text:line-break/><text:line-break/>ÉTAPE 3 : Les pommes<text:line-break/><text:line-break/>• 5 à 6 pommes « Reines des Reinettes »<text:line-break/>• 40 g sucre semoule<text:line-break/>• 40 g beurre<text:line-break/><text:line-break/>Déroulé :<text:line-break/>Foncer un moule à tarte de 24 cm de Ø et cuire à blanc<text:line-break/>Éplucher les pommes et les tailler en quartiers. Garder la plus belle d'entre elle et l'éplucher entière. Couper en deux cette dernière dans la largeur, pour n'en garder que le dessus.<text:line-break/>Pour la caramélisation des pommes, faire cuire le sucre dans une poêle. Une fois que le sucre a une belle couleur caramel, ajouter d'abord le beurre puis les pommes.<text:line-break/>Une fois que les pommes sont bien confites, débarrasser les sur une assiette<text:line-break/><text:line-break/>ÉTAPE 4 : Le flan au beurre<text:line-break/><text:line-break/>• 5 Oeufs entiers<text:line-break/>• 180 g de Sucre semoule<text:line-break/>• 25 g de Maïzena (fécule de maïs)<text:line-break/>• 40 cl Lait<text:line-break/>• 50 g de Beurre<text:line-break/><text:line-break/>Déroulé :<text:line-break/>A l'aide d'un fouet, blanchir les œufs avec le sucre puis ajouter la fécule de maïs et le lait.<text:line-break/>Faire chauffer à feu doux le beurre jusqu'à obtention d'un beurre noisette.<text:line-break/><text:soft-page-break/>Verser le dans la préparation et mélanger énergiquement avec un fouet.<text:line-break/><text:line-break/>ÉTAPE 5 : Le dressage<text:line-break/><text:line-break/>Déroulé :<text:line-break/>Disposer les pommes caramélisées sur toute la surface de la tarte<text:line-break/>Verser la base de flan par-dessus<text:line-break/>Puis cuire 35 minutes environ à 180°C<text:line-break/>Sortir la tarte du four et ajouter les vermicelles de streusel sur la tarte et recuire 15 minutes à 180°C.<text:line-break/>Placer un petit bol sur le centre de même diamètre que la pomme.<text:line-break/>Pour le look, disposer cette moitié de pomme au centre de la tarte et saupoudrer de sucre glace.</text:p>
      <text:p text:style-name="P4"><text:span text:style-name="T1"><text:line-break/><text:line-break/>La suite sur Teva.fr : </text:span><text:a xlink:type="simple" xlink:href="http://www.teva.fr/emission-sucrement_bon/news-sucrement_bon/792406-la_tarte_aux_pommes_caramelisee_streusel_et_amandes_de_yannick_lefort.html#ixzz3ye4FLPpb" text:style-name="Internet_20_link" text:visited-style-name="Visited_20_Internet_20_Link"><text:span text:style-name="T2">La tarte aux pommes caramélisée, streusel et amandes de Yannick Lefort SUCRÉMENT BON Téva - Teva.fr</text:span></text:a><text:span text:style-name="T1"> </text:span><text:a xlink:type="simple" xlink:href="http://www.teva.fr/emission-sucrement_bon/news-sucrement_bon/792406-la_tarte_aux_pommes_caramelisee_streusel_et_amandes_de_yannick_lefort.html#ixzz3ye4FLPpb" text:style-name="Internet_20_link" text:visited-style-name="Visited_20_Internet_20_Link"><text:span text:style-name="T2">http://www.teva.fr/emission-sucrement_bon/news-sucrement_bon/792406-la_tarte_aux_pommes_caramelisee_streusel_et_amandes_de_yannick_lefort.html#ixzz3ye4FLPpb</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phie Lematre</meta:initial-creator>
    <meta:creation-date>2016-01-29T15:52:10.49</meta:creation-date>
    <meta:document-statistic meta:table-count="0" meta:image-count="1" meta:object-count="3" meta:page-count="2" meta:paragraph-count="8" meta:word-count="524" meta:character-count="2929"/>
    <dc:date>2016-01-29T15:52:38.84</dc:date>
    <dc:creator>Sophie Lematre</dc:creator>
    <meta:editing-duration>PT28S</meta:editing-duration>
    <meta:editing-cycles>1</meta:editing-cycles>
    <meta:generator>OpenOffice/4.1.1$Win32 OpenOffice.org_project/411m6$Build-9775</meta:generator>
  </office:meta>
</office:document-meta>
</file>